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5F0000007CF42A3E23.png" manifest:media-type="image/png"/>
  <manifest:file-entry manifest:full-path="Pictures/10000000000002CE000000F9FF944ADD.png" manifest:media-type="image/png"/>
  <manifest:file-entry manifest:full-path="Pictures/10000000000003A5000001C9C5BAB563.png" manifest:media-type="image/png"/>
  <manifest:file-entry manifest:full-path="Pictures/10000000000001EB000000D65463AF78.png" manifest:media-type="image/png"/>
  <manifest:file-entry manifest:full-path="Pictures/1000000000000235000000ACFD67A4A3.png" manifest:media-type="image/png"/>
  <manifest:file-entry manifest:full-path="Pictures/10000000000001E7000000FB20B0013A.png" manifest:media-type="image/png"/>
  <manifest:file-entry manifest:full-path="Pictures/10000744000001DC000001DC1F9ABF39.svg" manifest:media-type="image/svg+xml"/>
  <manifest:file-entry manifest:full-path="Pictures/10000000000000FC000000D9AB4DB53F.png" manifest:media-type="image/png"/>
  <manifest:file-entry manifest:full-path="Pictures/100000000000021E0000005D6647BC11.png" manifest:media-type="image/png"/>
  <manifest:file-entry manifest:full-path="Pictures/10000000000003C200000194AF0C9804.png" manifest:media-type="image/png"/>
  <manifest:file-entry manifest:full-path="Pictures/10000001000002580000013BC8B40D6A.png" manifest:media-type="image/png"/>
  <manifest:file-entry manifest:full-path="Pictures/10000000000001AB0000004CBA4275D4.png" manifest:media-type="image/png"/>
  <manifest:file-entry manifest:full-path="Pictures/100000000000012D000001356B6A46D9.png" manifest:media-type="image/png"/>
  <manifest:file-entry manifest:full-path="Pictures/1000000000000401000001A3DDE6DE65.png" manifest:media-type="image/png"/>
  <manifest:file-entry manifest:full-path="Pictures/100000000000025200000135A36C50A1.png" manifest:media-type="image/png"/>
  <manifest:file-entry manifest:full-path="Pictures/10000000000002E4000001F914C4C500.png" manifest:media-type="image/png"/>
  <manifest:file-entry manifest:full-path="Pictures/10000000000004610000014655708149.png" manifest:media-type="image/png"/>
  <manifest:file-entry manifest:full-path="Pictures/10000001000000DE000000E39B96670F.png" manifest:media-type="image/png"/>
  <manifest:file-entry manifest:full-path="Pictures/1000000000000124000000A4EF75DCEF.jpg" manifest:media-type="image/jpeg"/>
  <manifest:file-entry manifest:full-path="Pictures/1000000100000033000000338DA3B198.png" manifest:media-type="image/png"/>
  <manifest:file-entry manifest:full-path="Pictures/100000000000038D000001497A4B4136.png" manifest:media-type="image/png"/>
  <manifest:file-entry manifest:full-path="Pictures/100005BF000001F7000001F76912F7C9.svg" manifest:media-type="image/svg+xml"/>
  <manifest:file-entry manifest:full-path="Pictures/10000000000002CE000001A7123392DB.png" manifest:media-type="image/png"/>
  <manifest:file-entry manifest:full-path="Pictures/100000000000031A00000137219FFFA1.png" manifest:media-type="image/png"/>
  <manifest:file-entry manifest:full-path="Pictures/100009B8000007DC00000A568688823A.svg" manifest:media-type="image/svg+xml"/>
  <manifest:file-entry manifest:full-path="Pictures/10000B2C0000052B0000052B89059F9F.svg" manifest:media-type="image/svg+xml"/>
  <manifest:file-entry manifest:full-path="Pictures/100000010000004C000000645F3F6A7B.png" manifest:media-type="image/png"/>
  <manifest:file-entry manifest:full-path="Pictures/10000B9A00000545000005457E422F06.svg" manifest:media-type="image/svg+xml"/>
  <manifest:file-entry manifest:full-path="Pictures/100000010000003200000032D0A86768.png" manifest:media-type="image/png"/>
  <manifest:file-entry manifest:full-path="Pictures/100000010000015000000150BAB829C8.png" manifest:media-type="image/png"/>
  <manifest:file-entry manifest:full-path="Pictures/10000001000001000000010037CE82F6.png" manifest:media-type="image/png"/>
  <manifest:file-entry manifest:full-path="Pictures/100000010000001200000012C1CA5B38.png" manifest:media-type="image/png"/>
  <manifest:file-entry manifest:full-path="Pictures/10000001000000A80000008EEB0ECB6A.png" manifest:media-type="image/png"/>
  <manifest:file-entry manifest:full-path="Pictures/100000000000023E000000647EEC0A3E.png" manifest:media-type="image/png"/>
  <manifest:file-entry manifest:full-path="Pictures/1000059C000001DC000001DC709D7D16.svg" manifest:media-type="image/svg+xml"/>
  <manifest:file-entry manifest:full-path="Pictures/100000010000001300000013679641AA.png" manifest:media-type="image/png"/>
  <manifest:file-entry manifest:full-path="Pictures/100000010000001200000012D273F115.png" manifest:media-type="image/png"/>
  <manifest:file-entry manifest:full-path="Pictures/1000000100000200000002007199BA31.png" manifest:media-type="image/png"/>
  <manifest:file-entry manifest:full-path="Pictures/100000010000010000000100596DD57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5.007cm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7.547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323cm" fo:min-width="1.978cm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487cm" fo:min-width="8.256cm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4.468cm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8.182cm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8.613cm" fo:padding-top="0.15cm" fo:padding-bottom="0.15cm" fo:padding-left="0.275cm" fo:padding-right="0.27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cm)" draw:image-opacity="100%" style:mirror="none" loext:decorative="false"/>
    </style:style>
    <style:style style:name="gr11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7.613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465cm" fo:min-width="3.705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svg:stroke-width="0.051cm" svg:stroke-color="#e8f2a1" draw:marker-start-width="0.279cm" draw:marker-end-width="0.279cm" draw:fill="none" loext:fill-use-slide-background="false" draw:textarea-horizontal-align="justify" draw:textarea-vertical-align="middle" draw:auto-grow-height="false" fo:min-height="0.273cm" fo:min-width="3.833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0.461cm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6.373cm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772cm" fo:min-width="2.509cm" fo:padding-top="0.15cm" fo:padding-bottom="0.15cm" fo:padding-left="0.275cm" fo:padding-right="0.275cm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41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526cm, 0cm, 1.292cm, 0cm)" draw:image-opacity="100%" style:mirror="none" loext:decorative="false"/>
    </style:style>
    <style:style style:name="gr19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486cm" fo:min-width="16.086cm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536cm" fo:min-width="1.9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419cm" fo:min-width="5.614cm" fo:padding-top="0.15cm" fo:padding-bottom="0.15cm" fo:padding-left="0.275cm" fo:padding-right="0.275cm" loext:decorative="false"/>
    </style:style>
    <style:style style:name="gr2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2.565cm" fo:min-width="8.03cm" fo:padding-top="0.15cm" fo:padding-bottom="0.15cm" fo:padding-left="0.275cm" fo:padding-right="0.275cm" loext:decorative="false"/>
    </style:style>
    <style:style style:name="gr23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2.565cm" fo:min-width="6.425cm" fo:padding-top="0.15cm" fo:padding-bottom="0.15cm" fo:padding-left="0.275cm" fo:padding-right="0.275cm" loext:decorative="fals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846cm" fo:min-width="5.676cm" fo:padding-top="0.15cm" fo:padding-bottom="0.15cm" fo:padding-left="0.275cm" fo:padding-right="0.275cm" loext:decorative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15.625cm" fo:min-width="27.44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28" style:family="graphic">
      <style:graphic-properties loext:decorative="false"/>
    </style:style>
    <style:style style:name="gr29" style:family="graphic" style:parent-style-name="objectwithoutfill">
      <style:graphic-properties draw:stroke="dash" draw:stroke-dash="Long_20_Dash" draw:fill="solid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471cm" loext:decorative="false"/>
      <style:paragraph-properties style:writing-mode="lr-tb"/>
    </style:style>
    <style:style style:name="gr31" style:family="graphic" style:parent-style-name="standard">
      <style:graphic-properties draw:fill="solid" draw:fill-color="#b4c7dc" draw:textarea-horizontal-align="justify" draw:textarea-vertical-align="middle" draw:auto-grow-height="false" fo:min-height="1.54cm" fo:min-width="0cm" loext:decorative="false"/>
    </style:style>
    <style:style style:name="gr32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 loext:decorative="false"/>
    </style:style>
    <style:style style:name="gr33" style:family="graphic" style:parent-style-name="standard">
      <style:graphic-properties draw:stroke="none" draw:fill="none" fo:min-height="0.793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35" style:family="graphic" style:parent-style-name="standard">
      <style:graphic-properties svg:stroke-width="0.051cm" draw:marker-start-width="0.279cm" draw:marker-end-width="0.279cm" draw:fill="none" loext:fill-use-slide-background="false" draw:textarea-horizontal-align="justify" draw:textarea-vertical-align="middle" draw:auto-grow-height="false" fo:min-height="7.296cm" fo:min-width="6.805cm" fo:padding-top="0.15cm" fo:padding-bottom="0.15cm" fo:padding-left="0.275cm" fo:padding-right="0.275cm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74cm, 0.005cm, 1.608cm)" draw:image-opacity="100%" style:mirror="none" loext:decorative="fals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38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39" style:family="graphic" style:parent-style-name="standard">
      <style:graphic-properties draw:stroke="dash" draw:stroke-dash="Double_20_Dash" svg:stroke-width="0.051cm" draw:marker-start-width="0.279cm" draw:marker-end-width="0.279cm" draw:fill="none" loext:fill-use-slide-background="false" draw:textarea-horizontal-align="justify" draw:textarea-vertical-align="middle" draw:auto-grow-height="false" fo:min-height="1.476cm" fo:min-width="6.308cm" fo:padding-top="0.15cm" fo:padding-bottom="0.15cm" fo:padding-left="0.275cm" fo:padding-right="0.275cm" loext:decorative="false"/>
    </style:style>
    <style:style style:name="gr40" style:family="graphic" style:parent-style-name="standard">
      <style:graphic-properties draw:stroke="none" draw:fill="none" fo:min-height="0.82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42" style:family="graphic" style:parent-style-name="standard">
      <style:graphic-properties draw:fill="solid" draw:fill-color="#b4c7dc" draw:textarea-horizontal-align="justify" draw:textarea-vertical-align="middle" draw:auto-grow-height="false" fo:min-height="2.049cm" fo:min-width="0cm" loext:decorative="false"/>
    </style:style>
    <style:style style:name="gr43" style:family="graphic" style:parent-style-name="standard">
      <style:graphic-properties draw:stroke="none" draw:fill="none" fo:min-height="0.319cm" loext:decorative="false"/>
      <style:paragraph-properties style:writing-mode="lr-tb"/>
    </style:style>
    <style:style style:name="gr44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3.206cm" fo:min-width="3.517cm" fo:padding-top="0.15cm" fo:padding-bottom="0.15cm" fo:padding-left="0.275cm" fo:padding-right="0.275cm" loext:decorative="false"/>
    </style:style>
    <style:style style:name="gr45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4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83cm" fo:min-width="24.265cm" draw:shadow-opacity="50%" loext:decorative="false"/>
    </style:style>
    <style:style style:name="gr4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29cm" fo:min-width="24.265cm" draw:shadow-opacity="50%" loext:decorative="false"/>
    </style:style>
    <style:style style:name="gr4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445cm" fo:min-width="7.12cm" draw:shadow-opacity="50%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96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color="#808080" loext:opacity="100%" fo:font-size="10pt"/>
    </style:style>
    <style:style style:name="P9" style:family="paragraph">
      <loext:graphic-properties draw:fill="solid" draw:fill-color="#b4c7dc"/>
      <style:paragraph-properties fo:text-align="center"/>
    </style:style>
    <style:style style:name="P10" style:family="paragraph">
      <loext:graphic-properties draw:fill="none"/>
      <style:text-properties fo:color="#808080" loext:opacity="100%" fo:font-size="1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808080" loext:opacity="100%" fo:font-size="12pt"/>
    </style:style>
    <style:style style:name="P13" style:family="paragraph">
      <loext:graphic-properties draw:fill="none"/>
      <style:text-properties fo:color="#808080" loext:opacity="100%" fo:font-size="8pt"/>
    </style:style>
    <style:style style:name="P14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fo:font-size="96pt"/>
    </style:style>
    <style:style style:name="T2" style:family="text">
      <style:text-properties fo:color="#808080" loext:opacity="100%" fo:font-size="10pt"/>
    </style:style>
    <style:style style:name="T3" style:family="text">
      <style:text-properties fo:color="#808080" loext:opacity="100%" fo:font-size="12pt"/>
    </style:style>
    <style:style style:name="T4" style:family="text">
      <style:text-properties fo:color="#808080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681cm" svg:height="12.088cm" svg:x="1.682cm" svg:y="1.55cm">
          <draw:image xlink:href="Pictures/10000000000003A5000001C9C5BAB563.png" xlink:type="simple" xlink:show="embed" xlink:actuate="onLoad" draw:mime-type="image/png">
            <text:p/>
          </draw:image>
        </draw:frame>
        <draw:custom-shape draw:style-name="gr2" draw:text-style-name="P1" draw:layer="layout" svg:width="5.715cm" svg:height="1.625cm" svg:x="1.905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625cm" svg:x="1.905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255cm" svg:height="1.625cm" svg:x="17.14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3.47cm" svg:y="9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993cm" svg:height="6.586cm" svg:x="3.81cm" svg:y="1.905cm">
          <draw:image xlink:href="Pictures/10000000000002CE000000F9FF944ADD.png" xlink:type="simple" xlink:show="embed" xlink:actuate="onLoad" draw:mime-type="image/png">
            <text:p/>
          </draw:image>
        </draw:frame>
        <draw:custom-shape draw:style-name="gr6" draw:text-style-name="P1" draw:layer="layout" svg:width="8.89cm" svg:height="0.871cm" svg:x="3.81cm" svg:y="7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2.882cm" svg:height="6.639cm" svg:x="3.175cm" svg:y="1.27cm">
          <draw:image xlink:href="Pictures/10000000000001E7000000FB20B0013A.png" xlink:type="simple" xlink:show="embed" xlink:actuate="onLoad" draw:mime-type="image/png">
            <text:p/>
          </draw:image>
        </draw:frame>
        <draw:custom-shape draw:style-name="gr7" draw:text-style-name="P1" draw:layer="layout" svg:width="5.08cm" svg:height="0.635cm" svg:x="9.52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5.448cm" svg:height="10.686cm" svg:x="1.299cm" svg:y="2.251cm">
          <draw:image xlink:href="Pictures/10000000000003C200000194AF0C9804.png" xlink:type="simple" xlink:show="embed" xlink:actuate="onLoad" draw:mime-type="image/png">
            <text:p/>
          </draw:image>
        </draw:frame>
        <draw:custom-shape draw:style-name="gr8" draw:text-style-name="P1" draw:layer="layout" svg:width="8.89cm" svg:height="1.625cm" svg:x="1.27cm" svg:y="2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2.8cm" svg:y="12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2.988cm" svg:height="5.66cm" svg:x="1.905cm" svg:y="1.325cm">
          <draw:image xlink:href="Pictures/10000000000001EB000000D65463AF78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2.54cm" svg:y="5.3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5.874cm" svg:height="3.279cm" svg:x="1.905cm" svg:y="7.516cm">
          <draw:image xlink:href="Pictures/100000000000025F0000007CF42A3E23.png" xlink:type="simple" xlink:show="embed" xlink:actuate="onLoad" draw:mime-type="image/png">
            <text:p/>
          </draw:image>
        </draw:frame>
        <draw:custom-shape draw:style-name="gr11" draw:text-style-name="P1" draw:layer="layout" svg:width="8.225cm" svg:height="0.635cm" svg:x="3.205cm" svg:y="8.4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7.961cm" svg:height="8.173cm" svg:x="10.042cm" svg:y="3.507cm">
          <draw:image xlink:href="Pictures/100000000000012D000001356B6A46D9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55cm" svg:x="12.065cm" svg:y="9.1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1.295cm" svg:height="2.009cm" svg:x="8.375cm" svg:y="6.589cm">
          <draw:image xlink:href="Pictures/10000000000001AB0000004CBA4275D4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4.47cm" svg:y="7.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4.337cm" svg:height="2.459cm" svg:x="4.078cm" svg:y="1.905cm">
          <draw:image xlink:href="Pictures/100000000000021E0000005D6647BC11.png" xlink:type="simple" xlink:show="embed" xlink:actuate="onLoad" draw:mime-type="image/png">
            <text:p/>
          </draw:image>
        </draw:frame>
        <draw:custom-shape draw:style-name="gr14" draw:text-style-name="P1" draw:layer="layout" svg:width="1.073cm" svg:height="0.635cm" svg:x="14.505cm" svg:y="3.2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115cm" svg:height="11.083cm" svg:x="0.466cm" svg:y="2.541cm">
          <draw:image xlink:href="Pictures/1000000000000401000001A3DDE6DE65.png" xlink:type="simple" xlink:show="embed" xlink:actuate="onLoad" draw:mime-type="image/png">
            <text:p/>
          </draw:image>
        </draw:frame>
        <draw:custom-shape draw:style-name="gr15" draw:text-style-name="P1" draw:layer="layout" svg:width="6.985cm" svg:height="0.635cm" svg:x="20.32cm" svg:y="12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5.713cm" svg:height="8.173cm" svg:x="6.512cm" svg:y="3.175cm">
          <draw:image xlink:href="Pictures/100000000000025200000135A36C50A1.png" xlink:type="simple" xlink:show="embed" xlink:actuate="onLoad" draw:mime-type="image/png">
            <text:p/>
          </draw:image>
        </draw:frame>
        <draw:custom-shape draw:style-name="gr16" draw:text-style-name="P1" draw:layer="layout" svg:width="3.175cm" svg:height="1.188cm" svg:x="12.7cm" svg:y="10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" draw:layer="layout" svg:width="19.575cm" svg:height="2.947cm" svg:x="4.235cm" svg:y="5.942cm">
          <draw:image xlink:href="Pictures/10000000000002E4000001F914C4C500.png" xlink:type="simple" xlink:show="embed" xlink:actuate="onLoad" draw:mime-type="image/png">
            <text:p/>
          </draw:image>
        </draw:frame>
        <draw:frame draw:style-name="gr18" draw:text-style-name="P1" draw:layer="layout" svg:width="19.575cm" svg:height="2.539cm" svg:x="4.235cm" svg:y="8.661cm">
          <draw:image xlink:href="Pictures/10000000000002E4000001F914C4C500.png" xlink:type="simple" xlink:show="embed" xlink:actuate="onLoad" draw:mime-type="image/png">
            <text:p/>
          </draw:image>
        </draw:frame>
        <draw:custom-shape draw:style-name="gr19" draw:text-style-name="P1" draw:layer="layout" svg:width="16.72cm" svg:height="0.87cm" svg:x="4.235cm" svg:y="10.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8.141cm" svg:x="0.023cm" svg:y="1.905cm">
          <draw:image xlink:href="Pictures/10000000000004610000014655708149.png" xlink:type="simple" xlink:show="embed" xlink:actuate="onLoad" draw:mime-type="image/png">
            <text:p/>
          </draw:image>
        </draw:frame>
        <draw:custom-shape draw:style-name="gr20" draw:text-style-name="P1" draw:layer="layout" svg:width="2.54cm" svg:height="0.926cm" svg:x="18.415cm" svg:y="9.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.046cm" svg:height="8.702cm" svg:x="1.989cm" svg:y="3.175cm">
          <draw:image xlink:href="Pictures/100000000000038D000001497A4B4136.png" xlink:type="simple" xlink:show="embed" xlink:actuate="onLoad" draw:mime-type="image/png">
            <text:p/>
          </draw:image>
        </draw:frame>
        <draw:custom-shape draw:style-name="gr21" draw:text-style-name="P1" draw:layer="layout" svg:width="6.35cm" svg:height="1.905cm" svg:x="10.795cm" svg:y="9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14.946cm" svg:height="4.549cm" svg:x="4.445cm" svg:y="3.175cm">
          <draw:image xlink:href="Pictures/1000000000000235000000ACFD67A4A3.png" xlink:type="simple" xlink:show="embed" xlink:actuate="onLoad" draw:mime-type="image/png">
            <text:p/>
          </draw:image>
        </draw:frame>
        <draw:custom-shape draw:style-name="gr22" draw:text-style-name="P1" draw:layer="layout" svg:width="8.89cm" svg:height="3.175cm" svg:x="10.79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18.993cm" svg:height="11.189cm" svg:x="3.81cm" svg:y="1.905cm">
          <draw:image xlink:href="Pictures/10000000000002CE000001A7123392DB.png" xlink:type="simple" xlink:show="embed" xlink:actuate="onLoad" draw:mime-type="image/png">
            <text:p/>
          </draw:image>
        </draw:frame>
        <draw:custom-shape draw:style-name="gr23" draw:text-style-name="P1" draw:layer="layout" svg:width="7.285cm" svg:height="3.175cm" svg:x="11.13cm" svg:y="8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4" draw:text-style-name="P5" draw:layer="layout" svg:width="21.004cm" svg:height="8.226cm" svg:x="1.221cm" svg:y="3.204cm">
          <draw:image xlink:href="Pictures/100000000000031A00000137219FFFA1.png" xlink:type="simple" xlink:show="embed" xlink:actuate="onLoad" draw:mime-type="image/png">
            <text:p/>
          </draw:image>
        </draw:frame>
        <draw:frame draw:style-name="gr24" draw:text-style-name="P5" draw:layer="layout" svg:width="6.665cm" svg:height="5.739cm" svg:x="13.655cm" svg:y="3.786cm">
          <draw:image xlink:href="Pictures/10000000000000FC000000D9AB4DB53F.png" xlink:type="simple" xlink:show="embed" xlink:actuate="onLoad" draw:mime-type="image/png">
            <text:p/>
          </draw:image>
        </draw:frame>
        <draw:custom-shape draw:style-name="gr25" draw:text-style-name="P1" draw:layer="layout" svg:width="6.35cm" svg:height="1.27cm" svg:x="1.905cm" svg:y="8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26" draw:text-style-name="P5" draw:layer="layout" svg:width="27.94cm" svg:height="15.87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6" draw:layer="layout" svg:width="18.415cm" svg:height="4.445cm" svg:x="6.35cm" svg:y="0.635cm">
          <draw:text-box>
            <text:p><text:span text:style-name="T1">Diagram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8" xml:id="id2" draw:id="id2">
          <draw:frame draw:style-name="gr1" draw:text-style-name="P1" draw:layer="layout" svg:width="3.077cm" svg:height="1.615cm" svg:x="4.568cm" svg:y="7.785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0.994cm" svg:height="1.307cm" svg:x="6.8cm" svg:y="8.811cm">
            <draw:image xlink:href="Pictures/100009B8000007DC00000A568688823A.svg" xlink:type="simple" xlink:show="embed" xlink:actuate="onLoad" draw:mime-type="image/svg+xml">
              <text:p/>
            </draw:image>
            <draw:image xlink:href="Pictures/100000010000004C000000645F3F6A7B.png" xlink:type="simple" xlink:show="embed" xlink:actuate="onLoad" draw:mime-type="image/png"/>
            <svg:title>MSI_2</svg:title>
          </draw:frame>
        </draw:g>
        <draw:frame draw:style-name="gr1" draw:text-style-name="P1" xml:id="id1" draw:id="id1" draw:layer="layout" svg:width="1.607cm" svg:height="1.607cm" svg:x="5.378cm" svg:y="11.728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1" draw:text-style-name="P1" draw:layer="layout" svg:width="1.322cm" svg:height="1.322cm" svg:x="2.375cm" svg:y="9.812cm">
          <draw:image xlink:href="Pictures/10000B2C0000052B0000052B89059F9F.svg" xlink:type="simple" xlink:show="embed" xlink:actuate="onLoad" draw:mime-type="image/svg+xml">
            <text:p/>
          </draw:image>
          <draw:image xlink:href="Pictures/100000010000003200000032D0A86768.png" xlink:type="simple" xlink:show="embed" xlink:actuate="onLoad" draw:mime-type="image/png"/>
        </draw:frame>
        <draw:connector draw:style-name="gr29" draw:text-style-name="P7" draw:layer="layout" draw:type="curve" svg:x1="5.378cm" svg:y1="12.531cm" svg:x2="4.568cm" svg:y2="8.951cm" draw:start-shape="id1" draw:start-glue-point="3" draw:end-shape="id2" draw:end-glue-point="3" svg:d="M5378 12531c-1965 0-1560-3580-810-3580" svg:viewBox="0 0 1430 3581">
          <text:p/>
        </draw:connector>
        <draw:frame draw:style-name="gr30" draw:text-style-name="P8" draw:layer="layout" svg:width="3.058cm" svg:height="0.721cm" draw:transform="rotate (1.5707963267949) translate (4.366cm 12.036cm)">
          <draw:text-box>
            <text:p><text:span text:style-name="T2">authentication</text:span></text:p>
          </draw:text-box>
        </draw:frame>
        <draw:custom-shape draw:style-name="gr31" draw:text-style-name="P9" draw:layer="layout" svg:width="0.653cm" svg:height="2.234cm" svg:x="5.691cm" svg:y="9.3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489cm" svg:height="1.489cm" svg:x="4.308cm" svg:y="6.738cm">
          <draw:image xlink:href="Pictures/100000010000015000000150BAB829C8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5.057cm" svg:y="3.069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5.753cm" svg:y="3.441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6.41cm" svg:y="3.717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31" draw:text-style-name="P9" draw:layer="layout" svg:width="0.653cm" svg:height="2.234cm" svg:x="5.956cm" svg:y="4.9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6.643cm" svg:y="5.618cm">
          <draw:image xlink:href="Pictures/1000000000000124000000A4EF75DCEF.jpg" xlink:type="simple" xlink:show="embed" xlink:actuate="onLoad" draw:mime-type="image/jpeg">
            <text:p/>
          </draw:image>
        </draw:frame>
        <draw:frame draw:style-name="gr1" draw:text-style-name="P1" draw:layer="layout" svg:width="15.184cm" svg:height="2.644cm" svg:x="11.995cm" svg:y="0.427cm">
          <draw:image xlink:href="Pictures/100000000000023E000000647EEC0A3E.png" xlink:type="simple" xlink:show="embed" xlink:actuate="onLoad" draw:mime-type="image/png">
            <text:p/>
          </draw:image>
        </draw:frame>
        <draw:line draw:style-name="gr32" draw:text-style-name="P7" draw:layer="layout" svg:x1="20.488cm" svg:y1="3.075cm" svg:x2="23.196cm" svg:y2="3.044cm">
          <text:p/>
        </draw:lin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1.607cm" svg:height="1.607cm" svg:x="18.392cm" svg:y="7.659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33" draw:text-style-name="P10" draw:layer="layout" svg:width="4.896cm" svg:height="1.043cm" svg:x="19.999cm" svg:y="7.996cm">
          <draw:text-box>
            <text:p><text:span text:style-name="T3">Sqlsrv-weu-dwh-dab</text:span><text:span text:style-name="T3"><text:line-break/></text:span><text:span text:style-name="T4">(SQLDB-WEU-DWH01-DAB)</text:span></text:p>
          </draw:text-box>
        </draw:frame>
        <draw:frame draw:style-name="gr34" draw:text-style-name="P10" draw:layer="layout" svg:width="3.81cm" svg:height="0.963cm" svg:x="3.522cm" svg:y="6.924cm">
          <draw:text-box>
            <text:p><text:span text:style-name="T3">SWA-DWH-01</text:span></text:p>
          </draw:text-box>
        </draw:frame>
        <draw:frame draw:style-name="gr1" draw:text-style-name="P1" xml:id="id5" draw:id="id5" draw:layer="layout" svg:width="1.376cm" svg:height="1.163cm" svg:x="12.879cm" svg:y="7.846cm">
          <draw:image xlink:href="Pictures/10000001000000A80000008EEB0ECB6A.png" xlink:type="simple" xlink:show="embed" xlink:actuate="onLoad" draw:mime-type="image/png">
            <text:p/>
          </draw:image>
        </draw:frame>
        <draw:frame draw:style-name="gr1" draw:text-style-name="P1" draw:layer="layout" svg:width="0.979cm" svg:height="0.979cm" svg:x="8.625cm" svg:y="1.27cm">
          <draw:image xlink:href="Pictures/10000744000001DC000001DC1F9ABF39.svg" xlink:type="simple" xlink:show="embed" xlink:actuate="onLoad" draw:mime-type="image/svg+xml">
            <text:p/>
          </draw:image>
          <draw:image xlink:href="Pictures/100000010000001200000012C1CA5B38.png" xlink:type="simple" xlink:show="embed" xlink:actuate="onLoad" draw:mime-type="image/png"/>
          <svg:title>Icon-networking-75</svg:title>
        </draw:frame>
        <draw:custom-shape draw:style-name="gr35" draw:text-style-name="P1" draw:layer="layout" svg:width="8.149cm" svg:height="8.39cm" svg:x="8.19cm" svg:y="2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8" xml:id="id4" draw:id="id4">
          <draw:frame draw:style-name="gr36" draw:text-style-name="P1" draw:layer="layout" svg:width="2.227cm" svg:height="1.614cm" svg:x="3.522cm" svg:y="7.724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1.489cm" svg:height="1.489cm" svg:x="3.21cm" svg:y="7.34cm">
            <draw:image xlink:href="Pictures/100000010000015000000150BAB829C8.png" xlink:type="simple" xlink:show="embed" xlink:actuate="onLoad" draw:mime-type="image/png">
              <text:p/>
            </draw:image>
          </draw:frame>
        </draw:g>
        <draw:frame draw:style-name="gr1" draw:text-style-name="P1" xml:id="id3" draw:id="id3" draw:layer="layout" svg:width="1.376cm" svg:height="1.163cm" svg:x="9.989cm" svg:y="7.794cm">
          <draw:image xlink:href="Pictures/10000001000000A80000008EEB0ECB6A.png" xlink:type="simple" xlink:show="embed" xlink:actuate="onLoad" draw:mime-type="image/png">
            <text:p/>
          </draw:image>
        </draw:frame>
        <draw:connector draw:style-name="gr37" draw:text-style-name="P1" draw:layer="layout" draw:type="line" svg:x1="9.989cm" svg:y1="8.375cm" svg:x2="5.749cm" svg:y2="8.339cm" draw:start-shape="id3" draw:start-glue-point="3" draw:end-shape="id4" draw:end-glue-point="1" svg:d="M9989 8375l-4240-36" svg:viewBox="0 0 4241 37">
          <text:p/>
        </draw:connector>
        <draw:connector draw:style-name="gr37" draw:text-style-name="P1" draw:layer="layout" draw:type="line" svg:x1="14.255cm" svg:y1="8.427cm" svg:x2="18.392cm" svg:y2="8.462cm" draw:start-shape="id5" draw:start-glue-point="1" draw:end-shape="id6" draw:end-glue-point="3" svg:d="M14255 8427l4137 35" svg:viewBox="0 0 4138 36">
          <text:p/>
        </draw:connector>
        <draw:frame draw:style-name="gr1" draw:text-style-name="P1" draw:layer="layout" svg:width="1.134cm" svg:height="1.134cm" svg:x="8.86cm" svg:y="6.28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38" draw:text-style-name="P10" draw:layer="layout" svg:width="5.715cm" svg:height="1.199cm" svg:x="9.604cm" svg:y="1.341cm">
          <draw:text-box>
            <text:p><text:span text:style-name="T3">VNET-WEU-DWHDAB-01</text:span></text:p>
            <text:p><text:span text:style-name="T4">(10.80.48.0/20)</text:span></text:p>
          </draw:text-box>
        </draw:frame>
        <draw:frame draw:style-name="gr34" draw:text-style-name="P10" draw:layer="layout" svg:width="3.81cm" svg:height="0.963cm" svg:x="3.522cm" svg:y="6.925cm">
          <draw:text-box>
            <text:p><text:span text:style-name="T3">SWA-DWH-01</text:span></text:p>
          </draw:text-box>
        </draw:frame>
        <draw:custom-shape draw:style-name="gr39" draw:text-style-name="P1" draw:layer="layout" svg:width="7.05cm" svg:height="1.968cm" svg:x="8.825cm" svg:y="7.3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0" draw:layer="layout" svg:width="6.35cm" svg:height="1.07cm" svg:x="9.795cm" svg:y="6.289cm">
          <draw:text-box>
            <text:p><text:span text:style-name="T2">SN-WEU-DWHDAB-01-PLINK-01</text:span></text:p>
            <text:p text:style-name="P11"><text:span text:style-name="T4">(10.80.49.0/24)</text:span></text:p>
          </draw:text-box>
        </draw:frame>
        <draw:frame draw:style-name="gr1" draw:text-style-name="P1" draw:layer="layout" svg:width="1.134cm" svg:height="1.134cm" svg:x="8.86cm" svg:y="2.6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41" draw:text-style-name="P12" draw:layer="layout" svg:width="5.955cm" svg:height="1.185cm" svg:x="9.895cm" svg:y="2.69cm">
          <draw:text-box>
            <text:p text:style-name="P11"><text:span text:style-name="T2">SN-WEU-DWHDAB-01-CORE-01</text:span></text:p>
            <text:p><text:span text:style-name="T4">(10.80.48.0/24)</text:span></text:p>
          </draw:text-box>
        </draw:frame>
        <draw:frame draw:style-name="gr1" draw:text-style-name="P1" draw:layer="layout" svg:width="1.158cm" svg:height="1.176cm" svg:x="3.45cm" svg:y="2.106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4.146cm" svg:y="2.478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4.803cm" svg:y="2.754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42" draw:text-style-name="P9" draw:layer="layout" svg:width="0.653cm" svg:height="2.869cm" svg:x="4.349cm" svg:y="3.9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5.036cm" svg:y="4.655cm">
          <draw:image xlink:href="Pictures/1000000000000124000000A4EF75DCEF.jpg" xlink:type="simple" xlink:show="embed" xlink:actuate="onLoad" draw:mime-type="image/jpeg">
            <text:p/>
          </draw:image>
        </draw:frame>
        <draw:custom-shape draw:style-name="gr31" draw:text-style-name="P9" draw:layer="layout" svg:width="0.653cm" svg:height="2.234cm" svg:x="18.849cm" svg:y="4.9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241cm" svg:height="1.241cm" svg:x="1.94cm" svg:y="4.945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29" draw:text-style-name="P7" draw:layer="layout" svg:x1="6.6cm" svg:y1="5.58cm" svg:x2="3.181cm" svg:y2="5.58cm">
          <text:p/>
        </draw:line>
        <draw:frame draw:style-name="gr1" draw:text-style-name="P1" draw:layer="layout" svg:width="1.241cm" svg:height="1.241cm" svg:x="21.42cm" svg:y="5.274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29" draw:text-style-name="P7" draw:layer="layout" svg:x1="21.12cm" svg:y1="6.08cm" svg:x2="17.701cm" svg:y2="6.08cm">
          <text:p/>
        </draw:line>
        <draw:frame draw:style-name="gr1" draw:text-style-name="P1" draw:layer="layout" svg:width="0.886cm" svg:height="0.906cm" svg:x="19.599cm" svg:y="5.174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9.344cm" svg:y="3.662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7.845cm" svg:y="2.763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8.645cm" svg:y="3.263cm">
          <draw:image xlink:href="Pictures/100000010000010000000100596DD574.png" xlink:type="simple" xlink:show="embed" xlink:actuate="onLoad" draw:mime-type="image/png">
            <text:p/>
          </draw:image>
        </draw:frame>
        <draw:custom-shape draw:style-name="gr39" draw:text-style-name="P1" draw:layer="layout" svg:width="7.05cm" svg:height="1.968cm" svg:x="8.826cm" svg:y="3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3" draw:layer="layout" svg:width="5.08cm" svg:height="0.569cm" svg:x="11.565cm" svg:y="9.456cm">
          <draw:text-box>
            <text:p><text:span text:style-name="T4">(PEC-WEU-DWHDAB-SQLDB-01)</text:span></text:p>
          </draw:text-box>
        </draw:frame>
        <draw:frame draw:style-name="gr43" draw:text-style-name="P13" draw:layer="layout" svg:width="5.08cm" svg:height="0.569cm" svg:x="8.89cm" svg:y="10.026cm">
          <draw:text-box>
            <text:p><text:span text:style-name="T4">(PEC-WEU-DWHDAB-SWA-01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44" draw:text-style-name="P1" draw:layer="layout" svg:width="4.445cm" svg:height="3.884cm" svg:x="0cm" svg:y="-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0" draw:id="id10" draw:layer="layout" svg:width="1.607cm" svg:height="1.607cm" svg:x="18.392cm" svg:y="7.659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33" draw:text-style-name="P10" draw:layer="layout" svg:width="4.896cm" svg:height="1.043cm" svg:x="19.999cm" svg:y="7.996cm">
          <draw:text-box>
            <text:p><text:span text:style-name="T3">Sqlsrv-weu-dwh-dab</text:span><text:span text:style-name="T3"><text:line-break/></text:span><text:span text:style-name="T4">(SQLDB-WEU-DWH01-DAB)</text:span></text:p>
          </draw:text-box>
        </draw:frame>
        <draw:frame draw:style-name="gr34" draw:text-style-name="P10" draw:layer="layout" svg:width="3.81cm" svg:height="0.963cm" svg:x="3.522cm" svg:y="6.924cm">
          <draw:text-box>
            <text:p><text:span text:style-name="T3">SWA-DWH-01</text:span></text:p>
          </draw:text-box>
        </draw:frame>
        <draw:frame draw:style-name="gr1" draw:text-style-name="P1" xml:id="id9" draw:id="id9" draw:layer="layout" svg:width="1.376cm" svg:height="1.163cm" svg:x="12.879cm" svg:y="7.846cm">
          <draw:image xlink:href="Pictures/10000001000000A80000008EEB0ECB6A.png" xlink:type="simple" xlink:show="embed" xlink:actuate="onLoad" draw:mime-type="image/png">
            <text:p/>
          </draw:image>
        </draw:frame>
        <draw:frame draw:style-name="gr1" draw:text-style-name="P1" draw:layer="layout" svg:width="0.979cm" svg:height="0.979cm" svg:x="8.625cm" svg:y="1.27cm">
          <draw:image xlink:href="Pictures/10000744000001DC000001DC1F9ABF39.svg" xlink:type="simple" xlink:show="embed" xlink:actuate="onLoad" draw:mime-type="image/svg+xml">
            <text:p/>
          </draw:image>
          <draw:image xlink:href="Pictures/100000010000001200000012C1CA5B38.png" xlink:type="simple" xlink:show="embed" xlink:actuate="onLoad" draw:mime-type="image/png"/>
          <svg:title>Icon-networking-75</svg:title>
        </draw:frame>
        <draw:custom-shape draw:style-name="gr35" draw:text-style-name="P1" draw:layer="layout" svg:width="8.149cm" svg:height="8.39cm" svg:x="8.19cm" svg:y="2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8" xml:id="id8" draw:id="id8">
          <draw:frame draw:style-name="gr36" draw:text-style-name="P1" draw:layer="layout" svg:width="2.227cm" svg:height="1.614cm" svg:x="3.522cm" svg:y="7.724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1.489cm" svg:height="1.489cm" svg:x="3.21cm" svg:y="7.34cm">
            <draw:image xlink:href="Pictures/100000010000015000000150BAB829C8.png" xlink:type="simple" xlink:show="embed" xlink:actuate="onLoad" draw:mime-type="image/png">
              <text:p/>
            </draw:image>
          </draw:frame>
        </draw:g>
        <draw:frame draw:style-name="gr1" draw:text-style-name="P1" xml:id="id7" draw:id="id7" draw:layer="layout" svg:width="1.376cm" svg:height="1.163cm" svg:x="9.989cm" svg:y="7.794cm">
          <draw:image xlink:href="Pictures/10000001000000A80000008EEB0ECB6A.png" xlink:type="simple" xlink:show="embed" xlink:actuate="onLoad" draw:mime-type="image/png">
            <text:p/>
          </draw:image>
        </draw:frame>
        <draw:connector draw:style-name="gr37" draw:text-style-name="P1" draw:layer="layout" draw:type="line" svg:x1="9.989cm" svg:y1="8.375cm" svg:x2="5.749cm" svg:y2="8.339cm" draw:start-shape="id7" draw:start-glue-point="3" draw:end-shape="id8" draw:end-glue-point="1" svg:d="M9989 8375l-4240-36" svg:viewBox="0 0 4241 37">
          <text:p/>
        </draw:connector>
        <draw:connector draw:style-name="gr37" draw:text-style-name="P1" draw:layer="layout" draw:type="line" svg:x1="14.255cm" svg:y1="8.427cm" svg:x2="18.392cm" svg:y2="8.462cm" draw:start-shape="id9" draw:start-glue-point="1" draw:end-shape="id10" draw:end-glue-point="3" svg:d="M14255 8427l4137 35" svg:viewBox="0 0 4138 36">
          <text:p/>
        </draw:connector>
        <draw:frame draw:style-name="gr1" draw:text-style-name="P1" draw:layer="layout" svg:width="1.134cm" svg:height="1.134cm" svg:x="8.86cm" svg:y="6.28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38" draw:text-style-name="P10" draw:layer="layout" svg:width="5.715cm" svg:height="1.199cm" svg:x="9.604cm" svg:y="1.341cm">
          <draw:text-box>
            <text:p><text:span text:style-name="T3">VNET-WEU-DWHDAB-01</text:span></text:p>
            <text:p><text:span text:style-name="T4">(10.80.48.0/20)</text:span></text:p>
          </draw:text-box>
        </draw:frame>
        <draw:frame draw:style-name="gr34" draw:text-style-name="P10" draw:layer="layout" svg:width="3.81cm" svg:height="0.963cm" svg:x="3.522cm" svg:y="6.925cm">
          <draw:text-box>
            <text:p><text:span text:style-name="T3">SWA-DWH-01</text:span></text:p>
          </draw:text-box>
        </draw:frame>
        <draw:custom-shape draw:style-name="gr39" draw:text-style-name="P1" draw:layer="layout" svg:width="7.05cm" svg:height="1.968cm" svg:x="8.825cm" svg:y="7.3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0" draw:layer="layout" svg:width="6.35cm" svg:height="1.07cm" svg:x="9.795cm" svg:y="6.289cm">
          <draw:text-box>
            <text:p><text:span text:style-name="T2">SN-WEU-DWHDAB-01-PLINK-01</text:span></text:p>
            <text:p text:style-name="P11"><text:span text:style-name="T4">(10.80.49.0/24)</text:span></text:p>
          </draw:text-box>
        </draw:frame>
        <draw:frame draw:style-name="gr1" draw:text-style-name="P1" draw:layer="layout" svg:width="1.134cm" svg:height="1.134cm" svg:x="8.86cm" svg:y="2.6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45" draw:text-style-name="P12" draw:layer="layout" svg:width="5.955cm" svg:height="1.185cm" svg:x="9.895cm" svg:y="2.69cm">
          <draw:text-box>
            <text:p text:style-name="P11"><text:span text:style-name="T2">SN-WEU-DWHDAB-01-CORE-01</text:span></text:p>
            <text:p><text:span text:style-name="T4">(10.80.48.0/24)</text:span></text:p>
          </draw:text-box>
        </draw:frame>
        <draw:frame draw:style-name="gr1" draw:text-style-name="P1" draw:layer="layout" svg:width="1.158cm" svg:height="1.176cm" svg:x="3.45cm" svg:y="2.106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4.146cm" svg:y="2.478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4.803cm" svg:y="2.754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42" draw:text-style-name="P9" draw:layer="layout" svg:width="0.653cm" svg:height="2.869cm" svg:x="4.349cm" svg:y="3.9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5.036cm" svg:y="4.655cm">
          <draw:image xlink:href="Pictures/1000000000000124000000A4EF75DCEF.jpg" xlink:type="simple" xlink:show="embed" xlink:actuate="onLoad" draw:mime-type="image/jpeg">
            <text:p/>
          </draw:image>
        </draw:frame>
        <draw:custom-shape draw:style-name="gr31" draw:text-style-name="P9" draw:layer="layout" svg:width="0.653cm" svg:height="2.234cm" svg:x="18.849cm" svg:y="4.9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241cm" svg:height="1.241cm" svg:x="1.94cm" svg:y="4.945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29" draw:text-style-name="P7" draw:layer="layout" svg:x1="6.6cm" svg:y1="5.58cm" svg:x2="3.181cm" svg:y2="5.58cm">
          <text:p/>
        </draw:line>
        <draw:frame draw:style-name="gr1" draw:text-style-name="P1" draw:layer="layout" svg:width="1.241cm" svg:height="1.241cm" svg:x="21.42cm" svg:y="5.274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29" draw:text-style-name="P7" draw:layer="layout" svg:x1="21.12cm" svg:y1="6.08cm" svg:x2="17.701cm" svg:y2="6.08cm">
          <text:p/>
        </draw:line>
        <draw:frame draw:style-name="gr1" draw:text-style-name="P1" draw:layer="layout" svg:width="0.886cm" svg:height="0.906cm" svg:x="19.599cm" svg:y="5.174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9.344cm" svg:y="3.662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7.845cm" svg:y="2.763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8.645cm" svg:y="3.263cm">
          <draw:image xlink:href="Pictures/100000010000010000000100596DD574.png" xlink:type="simple" xlink:show="embed" xlink:actuate="onLoad" draw:mime-type="image/png">
            <text:p/>
          </draw:image>
        </draw:frame>
        <draw:custom-shape draw:style-name="gr39" draw:text-style-name="P1" draw:layer="layout" svg:width="7.05cm" svg:height="1.968cm" svg:x="8.826cm" svg:y="3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3" draw:layer="layout" svg:width="5.08cm" svg:height="0.569cm" svg:x="11.565cm" svg:y="9.456cm">
          <draw:text-box>
            <text:p><text:span text:style-name="T4">(PEC-WEU-DWHDAB-SQLDB-01)</text:span></text:p>
          </draw:text-box>
        </draw:frame>
        <draw:frame draw:style-name="gr43" draw:text-style-name="P13" draw:layer="layout" svg:width="5.08cm" svg:height="0.569cm" svg:x="8.89cm" svg:y="10.026cm">
          <draw:text-box>
            <text:p><text:span text:style-name="T4">(PEC-WEU-DWHDAB-SWA-01)</text:span></text:p>
          </draw:text-box>
        </draw:frame>
        <draw:frame draw:style-name="gr1" draw:text-style-name="P1" draw:layer="layout" svg:width="1.348cm" svg:height="1.348cm" svg:x="9.882cm" svg:y="4.01cm">
          <draw:image xlink:href="Pictures/1000059C000001DC000001DC709D7D16.svg" xlink:type="simple" xlink:show="embed" xlink:actuate="onLoad" draw:mime-type="image/svg+xml">
            <text:p/>
          </draw:image>
          <draw:image xlink:href="Pictures/100000010000001200000012D273F115.png" xlink:type="simple" xlink:show="embed" xlink:actuate="onLoad" draw:mime-type="image/png"/>
          <svg:title>Icon-compute-28</svg:title>
        </draw:frame>
        <draw:frame draw:style-name="gr1" draw:text-style-name="P1" draw:layer="layout" svg:width="0.886cm" svg:height="0.906cm" svg:x="10.795cm" svg:y="4.445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46" draw:text-style-name="P12" draw:layer="layout" svg:width="3.811cm" svg:height="1.185cm" svg:x="12.065cm" svg:y="4.445cm">
          <draw:text-box>
            <text:p text:style-name="P11"><text:span text:style-name="T2">VMWEU-TST-DAB</text:span></text:p>
            <text:p><text:span text:style-name="T4">(10.80.48.4)</text:span></text:p>
          </draw:text-box>
        </draw:frame>
        <draw:custom-shape draw:style-name="gr47" draw:text-style-name="P14" draw:layer="layout" svg:width="24.765cm" svg:height="5.08cm" svg:x="0.635cm" svg:y="6.3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4.765cm" svg:height="2.54cm" svg:x="1.27cm" svg:y="1.0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7.62cm" svg:height="2.695cm" svg:x="0.635cm" svg:y="3.65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7.62cm" svg:height="2.695cm" svg:x="16.245cm" svg:y="3.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6T11:07:57.403000000</meta:creation-date>
    <dc:date>2023-12-18T12:11:04.546000000</dc:date>
    <meta:editing-duration>PT6H34M</meta:editing-duration>
    <meta:editing-cycles>13</meta:editing-cycles>
    <meta:generator>LibreOffice/7.6.4.1$Windows_X86_64 LibreOffice_project/e19e193f88cd6c0525a17fb7a176ed8e6a3e2aa1</meta:generator>
    <meta:document-statistic meta:object-count="251"/>
  </office:meta>
</office:document-meta>
</file>